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T5" style:family="text">
      <style:text-properties style:font-name="Times New Roman" style:text-underline-style="solid" style:text-underline-width="auto" style:text-underline-color="font-color"/>
    </style:style>
    <style:style style:name="T6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_1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B. Fels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ne 25, 1893</text:p>
      <text:p text:style-name="P4">Month<text:tab/><text:tab/><text:tab/><text:tab/><text:tab/><text:tab/>June</text:p>
      <text:p text:style-name="P4">Year<text:tab/><text:tab/><text:tab/><text:tab/><text:tab/><text:tab/>1893</text:p>
      <text:p text:style-name="P4">Hebrew Date<text:tab/><text:tab/><text:tab/><text:tab/><text:tab/></text:p>
      <text:p text:style-name="P4">Undated</text:p>
      <text:p text:style-name="P4">City<text:tab/><text:tab/><text:tab/><text:tab/><text:tab/><text:tab/>Chicago</text:p>
      <text:p text:style-name="P4">State<text:tab/><text:tab/><text:tab/><text:tab/><text:tab/><text:tab/>IL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2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<text:tab/>450 W. Randolph St./</text:p>
      <text:p text:style-name="P2"><text:tab/>Chicago, June 25 1893./</text:p>
      <text:p text:style-name="P2">Dr. S. Morais, Philadelphia./</text:p>
      <text:p text:style-name="P2"><text:tab/>My dear Sir:-/</text:p>
      <text:p text:style-name="P2">My sincerest congratulations to your recovery from your/ recent spell of sickness are hereby extended to you./ <text:s/>May our heavenly Father watch over you and grant/ you life, and health, and blessings of every kind, for/ many, many years to come!/</text:p>
      <text:p text:style-name="P2"><text:tab/>In the kindness of your heart you thanked me in your/ letter of the 21. inst. for having published in [Hebrew] the letter/ I sent to you after I had learned that you had passed your/ 70. year of life. <text:s/>Now let me confess to you, dear friend,/ that, considering your noble soul-nature which shrinks/ from being the center of public orations, and the like, I hesi-/tated <text:span text:style-name="T2">from</text:span> to give my letter to the printer's hands. <text:s/>And I would/ never have done it, had I not noticed in one of the issues of/ [Hebrew] that Prof. Japh<text:span text:style-name="T3">é</text:span><text:span text:style-name="T4">, of the Theol. Seminary; and his colleagues,/ had published </text:span><text:span text:style-name="T5">their</text:span><text:span text:style-name="T6"> letter of congratulation to you. <text:s/>This </text:span><text:soft-page-break/><text:span text:style-name="T6">example/ induced me to do likewise. <text:s/>If I made a mistake in/ thus publishing my letter,- [Hebrew]/</text:span></text:p>
      <text:p text:style-name="P2"><text:span text:style-name="T6"/></text:p>
      <text:p text:style-name="P2"><text:span text:style-name="T6">[Page 2]</text:span></text:p>
      <text:p text:style-name="P2"><text:span text:style-name="T6"><text:tab/>I think--and, no doubt, many of your friends think/ likewise,--that, if for no other consideration, for your health/ and for your personal recreation you should take a few weeks/ rest and act upon Horace Greeley's advice: "Go west,/ young man!" <text:s/>It would be a great gratification to/ me, if I could be for several days at your service;/ if I could be your cicerone to the World's Fair, could/ show you whatever is remarkable in our great city, &amp;c./ <text:s/>Think of this, dear Dr Morais, consider it,--for your/ health's sake./</text:span></text:p>
      <text:p text:style-name="P2"><text:span text:style-name="T6"><text:tab/>With best wishes, as ever,/ Yours truly/ B. Fels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2:28:35.18</meta:creation-date>
    <dc:date>2011-12-14T12:35:54.23</dc:date>
    <dc:creator>Penn Libraries</dc:creator>
    <meta:editing-duration>PT00H07M1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456" meta:character-count="2904"/>
  </office:meta>
</office:document-meta>
</file>